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officeooo:rsid="000d6b90"/>
    </style:style>
    <style:style style:name="T6" style:family="text">
      <style:text-properties officeooo:rsid="000e3d17"/>
    </style:style>
    <style:style style:name="T7" style:family="text">
      <style:text-properties officeooo:rsid="000efafe"/>
    </style:style>
    <style:style style:name="T8" style:family="text">
      <style:text-properties officeooo:rsid="001379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Standard"><text:tab/><text:span text:style-name="T6">System incrementacji wymaga poprawek</text:span></text:p>
      <text:p text:style-name="Standard"><text:tab/><text:span text:style-name="T6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7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Standard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Standard"><text:tab/>Dołożyć ekran ładowania podczas genereowania</text:p>
      <text:p text:style-name="Standard"><text:tab/>Schować wygenereowane elementy tak żeby nie generwały się kilkukrotnie</text:p>
      <text:p text:style-name="Standard"><text:tab/>Poprawić ten brzydki klocek z magii ziemi</text:p>
      <text:p text:style-name="Standard"><text:tab/><text:span text:style-name="T5">W handlu dodać okno do porównywania statystyk przemiotów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Standard"><text:s text:c="3"/>(!)W zakładce Skilli w 2 rzedzie rzuca out_of_bound po nacisnieciu w prawo</text:p>
      <text:p text:style-name="Standard"><text:s text:c="3"/>(?)Itemki z craftu nie powinny mieć premii</text:p>
      <text:p text:style-name="Standard"><text:s text:c="3"/>(?)Itemki nie skalują się z rzeczywistymi wartościami</text:p>
      <text:p text:style-name="Standard"><text:s text:c="3"/>(?)Wyeliminować przeciwników chodzących tyłem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Standard"><text:s text:c="3"/>(?)Trochnalis ma problem z animacją w prawo </text:p>
      <text:p text:style-name="Standard"><text:s text:c="3"/>(!)Przy zmianie planszy FLA-S próbował skorzystać ze zwolnionej uprzednio instancji Astara</text:p>
      <text:p text:style-name="Standard"><text:s text:c="3"/><text:span text:style-name="T8">(!)Klocek rzucił błędem :) nie wiem czy da się zreplikować</text:span></text:p>
      <text:p text:style-name="Standard"/>
      <text:p text:style-name="Standard">STATUS GRY : NIE GRYWALNA - Błędy krytycz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12T21:32:25.805000000</dc:date>
    <meta:editing-duration>PT13H15M51S</meta:editing-duration>
    <meta:editing-cycles>7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41" meta:word-count="263" meta:character-count="1930" meta:non-whitespace-character-count="1625"/>
  </office:meta>
</office:document-meta>
</file>